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4711" officeooo:paragraph-rsid="000247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 choose to use the search api rather then the stream. <text:s/>We felt to get a better idea of the general sentiment of the Pepsi and coke consumer was to look back over the last week of tweets rather then what is happening right n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6:41:06.055628261</meta:creation-date>
    <dc:date>2017-06-20T16:44:38.765225768</dc:date>
    <meta:editing-duration>PT3M32S</meta:editing-duration>
    <meta:editing-cycles>1</meta:editing-cycles>
    <meta:document-statistic meta:table-count="0" meta:image-count="0" meta:object-count="0" meta:page-count="1" meta:paragraph-count="1" meta:word-count="45" meta:character-count="228" meta:non-whitespace-character-count="183"/>
    <meta:generator>LibreOffice/5.1.6.2$Linux_X86_64 LibreOffice_project/10m0$Build-2</meta:generator>
  </office:meta>
</office:document-meta>
</file>